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32.49mm"/>
    </style:style>
    <style:style style:name="co4" style:family="table-column">
      <style:table-column-properties fo:break-before="auto" style:column-width="37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ce5" style:family="table-cell" style:parent-style-name="Default" style:data-style-name="N104"/>
    <style:style style:name="ce6" style:family="table-cell" style:parent-style-name="Default" style:data-style-name="N11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6.63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3.32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2" table:default-cell-style-name="Default"/>
        <table:table-column table:style-name="co4" table:default-cell-style-name="ce5"/>
        <table:table-column table:style-name="co1" table:default-cell-style-name="Default"/>
        <table:table-column table:style-name="co1" table:default-cell-style-name="ce6"/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Nao Alocado</text:p>
          </table:table-cell>
          <table:table-cell office:value-type="string" calcext:value-type="string">
            <text:p>Ponto Médio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currency" office:currency="BRL" office:value="40000000" calcext:value-type="currency">
            <text:p>R$ 40.000.000,00</text:p>
          </table:table-cell>
          <table:table-cell table:formula="of:=[.I10]-[.H19]" office:value-type="currency" office:currency="BRL" office:value="5000000" calcext:value-type="currency">
            <text:p>R$ 5.000.000,00</text:p>
          </table:table-cell>
          <table:table-cell table:style-name="ce5" table:formula="of:=[.I10]-[.L19]" office:value-type="currency" office:currency="BRL" office:value="27039932.885906" calcext:value-type="currency">
            <text:p>R$ 27.039.932,89</text:p>
          </table:table-cell>
          <table:table-cell table:formula="of:=[.L19]/[.G19]" office:value-type="currency" office:currency="BRL" office:value="8698.03162019729" calcext:value-type="currency">
            <text:p>R$ 8.698,03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Entidade</text:p>
          </table:table-cell>
          <table:table-cell office:value-type="string" calcext:value-type="string">
            <text:p>Pontos Peso</text:p>
          </table:table-cell>
          <table:table-cell office:value-type="string" calcext:value-type="string">
            <text:p>Investimento</text:p>
          </table:table-cell>
          <table:table-cell/>
          <table:table-cell office:value-type="string" calcext:value-type="string">
            <text:p>Inv Proporcional</text:p>
          </table:table-cell>
          <table:table-cell office:value-type="string" calcext:value-type="string">
            <text:p>Desconto</text:p>
          </table:table-cell>
          <table:table-cell office:value-type="string" calcext:value-type="string">
            <text:p>Investiment Simulado</text:p>
          </table:table-cell>
          <table:table-cell office:value-type="string" calcext:value-type="string">
            <text:p>Valor Ponto</text:p>
          </table:table-cell>
          <table:table-cell office:value-type="string" calcext:value-type="string">
            <text:p>Ági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A</text:p>
          </table:table-cell>
          <table:table-cell office:value-type="float" office:value="200" calcext:value-type="float">
            <text:p>200</text:p>
          </table:table-cell>
          <table:table-cell office:value-type="currency" office:currency="BRL" office:value="2000000" calcext:value-type="currency">
            <text:p>R$ 2.000.000,00</text:p>
          </table:table-cell>
          <table:table-cell/>
          <table:table-cell table:formula="of:=([.$I$10]/[.$G$19])*[.G13]" office:value-type="currency" office:currency="BRL" office:value="5369127.51677852" calcext:value-type="currency">
            <text:p>R$ 5.369.127,52</text:p>
          </table:table-cell>
          <table:table-cell table:style-name="ce6" office:value-type="percentage" office:value="0" calcext:value-type="percentage">
            <text:p>0,00%</text:p>
          </table:table-cell>
          <table:table-cell table:formula="of:=[.H13]*(1-[.K13])" office:value-type="currency" office:currency="BRL" office:value="2000000" calcext:value-type="currency">
            <text:p>R$ 2.000.000,00</text:p>
          </table:table-cell>
          <table:table-cell table:style-name="ce5" table:formula="of:=[.L13]/[.G13]" office:value-type="currency" office:currency="BRL" office:value="10000" calcext:value-type="currency">
            <text:p>R$ 10.000,00</text:p>
          </table:table-cell>
          <table:table-cell table:formula="of:=([.L13]/[.J13])-1" office:value-type="percentage" office:value="-0.6275" calcext:value-type="percentage">
            <text:p>-62,75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BB</text:p>
          </table:table-cell>
          <table:table-cell office:value-type="float" office:value="150" calcext:value-type="float">
            <text:p>150</text:p>
          </table:table-cell>
          <table:table-cell office:value-type="currency" office:currency="BRL" office:value="2000000" calcext:value-type="currency">
            <text:p>R$ 2.000.000,00</text:p>
          </table:table-cell>
          <table:table-cell/>
          <table:table-cell table:formula="of:=([.$I$10]/[.$G$19])*[.G14]" office:value-type="currency" office:currency="BRL" office:value="4026845.63758389" calcext:value-type="currency">
            <text:p>R$ 4.026.845,64</text:p>
          </table:table-cell>
          <table:table-cell table:style-name="ce6" office:value-type="percentage" office:value="0.1" calcext:value-type="percentage">
            <text:p>10,00%</text:p>
          </table:table-cell>
          <table:table-cell table:formula="of:=[.H14]*(1-[.K14])" office:value-type="currency" office:currency="BRL" office:value="1800000" calcext:value-type="currency">
            <text:p>R$ 1.800.000,00</text:p>
          </table:table-cell>
          <table:table-cell table:style-name="ce5" table:formula="of:=[.L14]/[.G14]" office:value-type="currency" office:currency="BRL" office:value="12000" calcext:value-type="currency">
            <text:p>R$ 12.000,00</text:p>
          </table:table-cell>
          <table:table-cell table:formula="of:=([.L14]/[.J14])-1" office:value-type="percentage" office:value="-0.553" calcext:value-type="percentage">
            <text:p>-55,3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C</text:p>
          </table:table-cell>
          <table:table-cell office:value-type="float" office:value="300" calcext:value-type="float">
            <text:p>300</text:p>
          </table:table-cell>
          <table:table-cell office:value-type="currency" office:currency="BRL" office:value="4000000" calcext:value-type="currency">
            <office:annotation draw:style-name="gr1" draw:text-style-name="P2" svg:width="28.99mm" svg:height="8.63mm" svg:x="194.89mm" svg:y="48.21mm" draw:caption-point-x="-6.1mm" draw:caption-point-y="15.1mm">
              <dc:date>2018-06-11T00:00:00</dc:date>
              <text:p text:style-name="P1"><text:span text:style-name="T1">Segunda prioridade</text:span></text:p>
            </office:annotation>
            <text:p>R$ 4.000.000,00</text:p>
          </table:table-cell>
          <table:table-cell/>
          <table:table-cell table:formula="of:=([.$I$10]/[.$G$19])*[.G15]" office:value-type="currency" office:currency="BRL" office:value="8053691.27516779" calcext:value-type="currency">
            <office:annotation draw:style-name="gr2" draw:text-style-name="P2" svg:width="28.99mm" svg:height="5.32mm" svg:x="258.23mm" svg:y="48.21mm" draw:caption-point-x="-6.1mm" draw:caption-point-y="15.1mm">
              <dc:date>2018-06-11T00:00:00</dc:date>
              <text:p text:style-name="P1"><text:span text:style-name="T1">#a. prioridade</text:span></text:p>
            </office:annotation>
            <text:p>R$ 8.053.691,28</text:p>
          </table:table-cell>
          <table:table-cell table:style-name="ce6" office:value-type="percentage" office:value="0.15" calcext:value-type="percentage">
            <text:p>15,00%</text:p>
          </table:table-cell>
          <table:table-cell table:formula="of:=[.H15]*(1-[.K15])" office:value-type="currency" office:currency="BRL" office:value="3400000" calcext:value-type="currency">
            <text:p>R$ 3.400.000,00</text:p>
          </table:table-cell>
          <table:table-cell table:style-name="ce5" table:formula="of:=[.L15]/[.G15]" office:value-type="currency" office:currency="BRL" office:value="11333.3333333333" calcext:value-type="currency">
            <text:p>R$ 11.333,33</text:p>
          </table:table-cell>
          <table:table-cell table:formula="of:=([.L15]/[.J15])-1" office:value-type="percentage" office:value="-0.577833333333333" calcext:value-type="percentage">
            <text:p>-57,78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D</text:p>
          </table:table-cell>
          <table:table-cell office:value-type="float" office:value="240" calcext:value-type="float">
            <text:p>240</text:p>
          </table:table-cell>
          <table:table-cell office:value-type="currency" office:currency="BRL" office:value="2000000" calcext:value-type="currency">
            <text:p>R$ 2.000.000,00</text:p>
          </table:table-cell>
          <table:table-cell/>
          <table:table-cell table:formula="of:=([.$I$10]/[.$G$19])*[.G16]" office:value-type="currency" office:currency="BRL" office:value="6442953.02013423" calcext:value-type="currency">
            <text:p>R$ 6.442.953,02</text:p>
          </table:table-cell>
          <table:table-cell table:style-name="ce6" office:value-type="percentage" office:value="0.3" calcext:value-type="percentage">
            <text:p>30,00%</text:p>
          </table:table-cell>
          <table:table-cell table:formula="of:=[.J16]*(1-[.K16])" office:value-type="currency" office:currency="BRL" office:value="4510067.11409396" calcext:value-type="currency">
            <text:p>R$ 4.510.067,11</text:p>
          </table:table-cell>
          <table:table-cell table:style-name="ce5" table:formula="of:=[.L16]/[.G16]" office:value-type="currency" office:currency="BRL" office:value="18791.9463087248" calcext:value-type="currency">
            <text:p>R$ 18.791,95</text:p>
          </table:table-cell>
          <table:table-cell table:formula="of:=([.L16]/[.J16])-1" office:value-type="percentage" office:value="-0.3" calcext:value-type="percentage">
            <text:p>-30,00%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E</text:p>
          </table:table-cell>
          <table:table-cell office:value-type="float" office:value="600" calcext:value-type="float">
            <text:p>600</text:p>
          </table:table-cell>
          <table:table-cell office:value-type="currency" office:currency="BRL" office:value="25000000" calcext:value-type="currency">
            <text:p>R$ 25.000.000,00</text:p>
          </table:table-cell>
          <table:table-cell/>
          <table:table-cell table:formula="of:=([.$I$10]/[.$G$19])*[.G17]" office:value-type="currency" office:currency="BRL" office:value="16107382.5503356" calcext:value-type="currency">
            <text:p>R$ 16.107.382,55</text:p>
          </table:table-cell>
          <table:table-cell table:style-name="ce6" office:value-type="percentage" office:value="0.95" calcext:value-type="percentage">
            <text:p>95,00%</text:p>
          </table:table-cell>
          <table:table-cell table:formula="of:=[.H17]*(1-[.K17])" office:value-type="currency" office:currency="BRL" office:value="1250000" calcext:value-type="currency">
            <text:p>R$ 1.250.000,00</text:p>
          </table:table-cell>
          <table:table-cell table:style-name="ce5" table:formula="of:=[.L17]/[.G17]" office:value-type="currency" office:currency="BRL" office:value="2083.33333333334" calcext:value-type="currency">
            <text:p>R$ 2.083,33</text:p>
          </table:table-cell>
          <table:table-cell table:formula="of:=([.L17]/[.J17])-1" office:value-type="percentage" office:value="-0.922395833333333" calcext:value-type="percentage">
            <text:p>-92,24%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table:formula="of:=SUM([.G13:.G18])" office:value-type="float" office:value="1490" calcext:value-type="float">
            <text:p>1490</text:p>
          </table:table-cell>
          <table:table-cell table:formula="of:=SUM([.H13:.H18])" office:value-type="currency" office:currency="BRL" office:value="35000000" calcext:value-type="currency">
            <text:p>R$ 35.000.000,00</text:p>
          </table:table-cell>
          <table:table-cell table:number-columns-repeated="3"/>
          <table:table-cell table:formula="of:=SUM([.L13:.L18])" office:value-type="currency" office:currency="BRL" office:value="12960067.114094" calcext:value-type="currency">
            <text:p>R$ 12.960.067,11</text:p>
          </table:table-cell>
          <table:table-cell table:number-columns-repeated="2"/>
        </table:table-row>
        <table:table-row table:style-name="ro1" table:number-rows-repeated="10485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4">00/00/0000</text:date>, <text:time style:data-style-name="N2" text:time-value="11:01:36.921319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5:10:06.590211852</meta:creation-date>
    <dc:date>2018-06-11T15:34:17.341378886</dc:date>
    <meta:editing-duration>PT3M</meta:editing-duration>
    <meta:editing-cycles>1</meta:editing-cycles>
    <meta:generator>LibreOffice/6.0.3.2$Linux_X86_64 LibreOffice_project/00m0$Build-2</meta:generator>
    <meta:document-statistic meta:table-count="1" meta:cell-count="59" meta:object-count="0"/>
  </office:meta>
</office:document-meta>
</file>